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7.013cm"/>
    </style:style>
    <style:style style:name="Таблица1.A1" style:family="table-cell">
      <style:table-cell-properties style:vertical-align="middl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3" style:family="paragraph" style:parent-style-name="Table_20_Contents">
      <style:paragraph-properties fo:margin-top="0cm" fo:margin-bottom="0.499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ru" fo:country="RU" officeooo:rsid="001e15ba"/>
    </style:style>
    <style:style style:name="T2" style:family="text">
      <style:text-properties style:text-underline-style="solid" style:text-underline-width="auto" style:text-und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section text:style-name="Sect1" text:name="composeWebView_editable_content">
              <text:section text:style-name="Sect1" text:name="mail-app-auto-signature">
                <text:p text:style-name="P1"><text:span text:style-name="T1">П</text:span>рограмма Анти Клещ, обслуживание происходит согласно программе </text:p>
                <text:p text:style-name="P2">АМБУЛАТОРНАЯ ПОМОЩЬ</text:p>
                <text:p text:style-name="P1"> </text:p>
                <text:p text:style-name="P1">Обслуживание застрахованных производится через:</text:p>
                <text:p text:style-name="P1">СПАО РЕСО-ГАРАНТИЯ (125047,  МОСКВА Г,  УЛ  ГАШЕКА,  Д 12,  СТР 1). </text:p>
                <text:p text:style-name="P1"> </text:p>
                <text:p text:style-name="P1">Настоящая программа предусматривает оказание медицинской помощи Застрахованному на всей территории Российской Федерации в случае укуса клеща.</text:p>
                <text:p text:style-name="P1"> </text:p>
                <text:p text:style-name="P1">Программа включает в себя 30-дневное медицинское наблюдение Застрахованного с даты  укуса иксодового клеща.</text:p>
                <text:p text:style-name="P1">-------------</text:p>
                <text:p text:style-name="P1">ПРЯМОЙ ДОСТУП: </text:p>
                <text:p text:style-name="P1">{ФАКТ} Амбулаторно-поликлинические учреждения согласно приложению к Страховому Полису (.)</text:p>
                <text:p text:style-name="P1"> </text:p>
                <text:p text:style-name="P1">------------------------------------</text:p>
                <text:p text:style-name="P3">Предоставляемые услуги:- Первичный осмотр врачом;</text:p>
                <text:p text:style-name="P1">- асептическое <text:span text:style-name="T2">удаление</text:span> присосавшегося иксодового клеща в условиях медицинского учреждения; </text:p>
                <text:p text:style-name="P1">- <text:span text:style-name="T2">лабораторная диагностика </text:span>(анализ крови, исследование иксодового клеща на вирусоносительство клещевого энцефалита и клещевого боррелиоза, и других инфекций, переносимых клещом (по одному страховому случаю не более 4-х инфекций (антигенов), за период действия полиса - не более 6-ти инфекций (антигенов));</text:p>
                <text:p text:style-name="P1">- медицинская документация: оформление рецептов на приобретение лекарственных препаратов, за исключением льготных категорий;</text:p>
                <text:p text:style-name="P1">- медикаментозная профилактика клещевого энцефалита в случае укуса клеща проводится по назначению врача, а так же в соответствии с Санитарно-эпидемиологическими правилами СП 3.1.3.2352-08 "Профилактика клещевого вирусного энцефалита" и действующим приказом местного органа здравоохранения по профилактике Клещевого вирусного энцефалита:</text:p>
                <text:p text:style-name="P1">-<text:span text:style-name="T2"> введение противоклещевого иммуноглобулина не позднее 72 часов</text:span> после укуса иксодового клеща в соответствии с инструкцией по серопрофилактике;</text:p>
                <text:p text:style-name="P1">- противовоспалительная и иммуностимулирующая терапия препаратом «Йодантипирин» и другими лекарственными препаратами,  разрешенными к применению Министерством здравоохранения РФ;</text:p>
                <text:p text:style-name="P1">- оплата лекарственных препаратов, приобретаемых в аптеке по рецепту врача не позднее 72х часов с момента укуса клещом  (за исключением льготных рецептов) для профилактики:</text:p>
                <text:p text:style-name="P1">клещевого энцефалита: </text:p>
                <text:p text:style-name="P1">- противоклещевой Иммуноглобулин или Йодантипирин, в случае непроведения медикаментозной профилактики Застрахованного при обращении в ЛПУ;</text:p>
                <text:p text:style-name="P1">- клещевого боррелиоза (только при положительном результате лабораторного исследования клеща или крови на боррелиоз) - препараты МНН «Доксициклин» для взрослых, на сумму, не превышающую 100 руб. за один курс и антибактериальные препараты для детей, на сумму, не превышающую 200 руб. за один курс;</text:p>
                <text:p text:style-name="P1">- однократная консультация врача-инфекциониста в течение 30 дней с даты укуса клеща в случае возникновения симптомов заболевания Клещевым энцефалитом или Клещевым боррелиозом (при условии своевременного проведения медикаментозной профилактики после укуса)</text:p>
                <text:p text:style-name="Table_20_Contents"/>
                <text:p text:style-name="Table_20_Contents"><text:line-break/>Отправлено из мобильной Почты Mail.Ru<text:line-break/></text:p>
              </text:section>
              <text:p text:style-name="Table_20_Contents"><text:line-break/><text:line-break/>среда, 7 июня 2017 г., 19:28 +0300 от Регистратура &lt;reglenivka@medswiss.ru&gt;:</text:p>
              <text:section text:style-name="Sect1" text:name="composeWebView_previouse_content">
                <text:p text:style-name="Quotations"><text:bookmark text:name="mail-app-auto-quote"/></text:p>
                <text:section text:style-name="Sect1" text:name="style_14968529300000000871_BODY">
                  <text:p text:style-name="Quotations">Андрей Владимирович, добрый день.<text:line-break/><text:line-break/>В Ресо появились сезонные ограниченные страховки "Ресо - Клещ" для <text:line-break/>людей, не застрахованных дополнительно по программе ДМС.<text:line-break/>Возможно ли нас проинформировать о программе и каков алгоритм наших <text:line-break/>действий при обращении пациентов? Спасибо.<text:line-break/><text:line-break/><text:line-break/></text:p>
                </text:section>
              </text:section>
            </text:section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3S</meta:editing-duration>
    <meta:editing-cycles>5</meta:editing-cycles>
    <meta:generator>LibreOffice/5.1.4.2$Windows_x86 LibreOffice_project/f99d75f39f1c57ebdd7ffc5f42867c12031db97a</meta:generator>
    <dc:date>2017-06-08T12:54:03.550000000</dc:date>
    <meta:document-statistic meta:table-count="1" meta:image-count="0" meta:object-count="0" meta:page-count="2" meta:paragraph-count="29" meta:word-count="371" meta:character-count="3103" meta:non-whitespace-character-count="2730"/>
    <meta:user-defined meta:name="Info 1"/>
    <meta:user-defined meta:name="Info 2"/>
    <meta:user-defined meta:name="Info 3"/>
    <meta:user-defined meta:name="Info 4"/>
  </office:meta>
</office:document-meta>
</file>